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o fence="true" stretchy="false">(</mo>
              <mrow>
                <msup>
                  <mi>x</mi>
                  <mfrac>
                    <mi>a</mi>
                    <mi>b</mi>
                  </mfrac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i>a</mi>
                <mo stretchy="false">∗</mo>
                <mi>ln</mi>
              </mrow>
            </mrow>
            <mrow>
              <mo fence="true" stretchy="false">(</mo>
              <mrow>
                <msup>
                  <mi>x</mi>
                  <mfrac>
                    <mn>1</mn>
                    <mi>b</mi>
                  </mfrac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i>a</mi>
                <mo stretchy="false">∗</mo>
                <mfrac>
                  <mn>1</mn>
                  <mi>b</mi>
                </mfrac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frac>
                  <mi>a</mi>
                  <mi>b</mi>
                </mfrac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n( x^{a over b} )
newline
newline
`=a*ln( x^{1 over b} )
newline
newline
`=a*{1 over b}*ln( x)
newline
newline
`={a over b}*ln( x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0:30:14.423175393</meta:creation-date>
    <dc:date>2020-05-14T20:31:25.130522629</dc:date>
    <meta:editing-duration>PT1M11S</meta:editing-duration>
    <meta:editing-cycles>1</meta:editing-cycles>
    <meta:generator>LibreOffice/6.4.3.2$Linux_X86_64 LibreOffice_project/40$Build-2</meta:generator>
  </office:meta>
</office:document-meta>
</file>